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ARMESTAR SANCHEZ, YANNYNA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PIU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2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AVO NEGRO</text:span></text:p>
            <text:p text:style-name="P7">Cant.Cajas(Ped 1):<text:span text:style-name="T4">2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9-30T19:41:37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